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5c4ae" officeooo:paragraph-rsid="0005c4ae" style:font-size-asian="14pt" style:font-size-complex="14pt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" style:family="paragraph" style:parent-style-name="Standard">
      <style:paragraph-properties fo:line-height="150%"/>
      <style:text-properties style:font-name="Ubuntu" fo:font-size="14pt" officeooo:rsid="0005c4ae" officeooo:paragraph-rsid="0007071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7071b" officeooo:paragraph-rsid="0007071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ef22" style:font-weight-asian="bold" style:font-weight-complex="bold"/>
    </style:style>
    <style:style style:name="T3" style:family="text">
      <style:text-properties officeooo:rsid="0005ef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HTTP</text:h>
      <text:p text:style-name="P2">Protocolo de transferencia de hipertexto, é o protocolo basico utilizado para acessar as paginas web. Acessar uma pagina é transferir um hipertexto (que é a própria pagina web) do servidor para o dispositivo do usuario.</text:p>
      <text:h text:style-name="P3" text:outline-level="1">HTTPS</text:h>
      <text:p text:style-name="P2">Protocolo de transferencia de hipertexto seguro, é utilizado para acessar paginas da web com conteudo criptografado, sendo mais seguro que o HTTP, vai enviar os dados do servidor para o dispositivo do usuario de forma codificada/criptografada.</text:p>
      <text:p text:style-name="P2">O HTTPS é uma união do HTTP e SSL (protocolo que disponibiliza uma camada de segurança para que a criptografia aconteça) ou do HTTP e TLS (também é umprotocolo que disponibiliza uma camada de segurança para que a criptografia aconteça):</text:p>
      <text:p text:style-name="P5"><text:s text:c="5"/><text:span text:style-name="T1">TLS </text:span><text:span text:style-name="T2">(Transport Layer Security)</text:span><text:span text:style-name="T1"> –</text:span> <text:span text:style-name="T3">Protocolo que por meio de <text:s/></text:span></text:p>
      <text:p text:style-name="P5"><text:span text:style-name="T3"><text:s text:c="5"/>criptografia fornece confidencialidade e integridade na </text:span></text:p>
      <text:p text:style-name="P5"><text:span text:style-name="T3"><text:s text:c="5"/>comunicações. Também pode ser usado para prover </text:span></text:p>
      <text:p text:style-name="P5"><text:span text:style-name="T3"><text:s text:c="5"/>autenticação. É o mais usado atualmente.</text:span></text:p>
      <text:p text:style-name="P5"><text:s text:c="5"/><text:span text:style-name="T2">SSL (Secure Sockets Layer) –</text:span><text:span text:style-name="T3"> Protocolo que por meio de </text:span></text:p>
      <text:p text:style-name="P5"><text:span text:style-name="T3"><text:s text:c="5"/>criptografia fornece confidencialidade e integridade nas </text:span></text:p>
      <text:p text:style-name="P5"><text:span text:style-name="T3"><text:s text:c="5"/>comunicações. Tambem pode ser usado para prover </text:span></text:p>
      <text:p text:style-name="P5"><text:span text:style-name="T3"><text:s text:c="5"/>autenticação.</text:span></text:p>
      <text:p text:style-name="P6">____________________________________________________________________</text:p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5:02:05.584000000</meta:creation-date>
    <dc:date>2023-12-02T00:59:36.660000000</dc:date>
    <meta:editing-duration>PT7H46M33S</meta:editing-duration>
    <meta:editing-cycles>4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14" meta:word-count="165" meta:character-count="1192" meta:non-whitespace-character-count="992"/>
  </office:meta>
</office:document-meta>
</file>